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Breaker.finishPart( PageBreakingAlgorithm alg , PageBreakPosition pb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geBreaker.doPhase3WithColumnBalancing( PageBreakingAlgorithm alg , int partCount , BlockSequence originalList , BlockSequence effectiv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ageBreaker.getCurrentChild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er.doPhase3( PageBreakingAlgorithm alg , int partCount , BlockSequence originalList , BlockSequence effectiv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Breaker.PageBreaker( PageSequenceLayoutManager ps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Breaker.observeElementList( List elemen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Breaker.handleBreakTrait( int breakVa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geBreaker.getNextKnuthElements( LayoutContext context , int align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ageBreaker.updateLayoutContex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Breaker.handleEmpt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er.doPhase3WithLastPage( PageBreakingAlgorithm alg , int partCount , BlockSequence originalList , BlockSequence effectiv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ageBreaker.getCurren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Breaker.handleSpanChange( LayoutContext childLC , int nextSequenceStarts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Breaker.notifyOverflow( int part , int amount , FObj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Breaker.getTopLevel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er.getPag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er.needNewPage( int break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Breaker.startPart( BlockSequence list , int break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Breaker.getNextBlockList( LayoutContext childLC , int nextSequenceStart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Breaker.addAreas( PositionIterator posIter , Layou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Breaker.hasMor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er.createLayout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Breaker.needBlankPageBeforeNew( int break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